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C7000001995997E4DAB63D7C3D.png" manifest:media-type="image/png"/>
  <manifest:file-entry manifest:full-path="Pictures/100022C900005A0500001E13608F343085AFA203.svg" manifest:media-type="image/svg+xml"/>
  <manifest:file-entry manifest:full-path="Pictures/10000201000002D5000002B23E7530F11F3A92C0.png" manifest:media-type="image/png"/>
  <manifest:file-entry manifest:full-path="Pictures/10000BE40000326400002FEC26E1EDF71D41E447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Frutiger LT Std 55 Roman1" svg:font-family="'Frutiger LT Std 55 Roman'" style:font-pitch="variable"/>
    <style:font-face style:name="DejaVu Sans Mono1" svg:font-family="'DejaVu Sans Mono'" style:font-family-generic="modern" style:font-pitch="variable"/>
    <style:font-face style:name="DejaVu Sans Mono2" svg:font-family="'DejaVu Sans Mono'" style:font-family-generic="roman" style:font-pitch="variable"/>
    <style:font-face style:name="Frutiger LT Std 55 Roman" svg:font-family="'Frutiger LT Std 55 Roman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_20_3-title">
      <style:graphic-properties fo:min-height="9.587cm"/>
      <style:paragraph-properties style:writing-mode="lr-tb"/>
    </style:style>
    <style:style style:name="pr2" style:family="presentation" style:parent-style-name="Default_20_3-notes">
      <style:graphic-properties draw:fill-color="#ffffff" draw:auto-grow-height="true" fo:min-height="12.572cm" fo:min-width="16.771cm"/>
      <style:paragraph-properties style:writing-mode="lr-tb"/>
    </style:style>
    <style:style style:name="pr3" style:family="presentation" style:parent-style-name="Default-title">
      <style:graphic-properties fo:min-height="2.629cm" fo:min-width="24.699cm"/>
      <style:paragraph-properties style:writing-mode="lr-tb"/>
    </style:style>
    <style:style style:name="pr4" style:family="presentation" style:parent-style-name="Default-outline1">
      <style:graphic-properties fo:min-height="8.884cm" fo:min-width="24.699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2.572cm" fo:min-width="16.771cm"/>
      <style:paragraph-properties style:writing-mode="lr-tb"/>
    </style:style>
    <style:style style:name="pr6" style:family="presentation" style:parent-style-name="Default_20_2-title">
      <style:graphic-properties fo:min-height="2.629cm" fo:min-width="24.699cm"/>
      <style:paragraph-properties style:writing-mode="lr-tb"/>
    </style:style>
    <style:style style:name="pr7" style:family="presentation" style:parent-style-name="Default_20_2-outline1">
      <style:graphic-properties fo:min-height="8.884cm" fo:min-width="24.699cm"/>
      <style:paragraph-properties style:writing-mode="lr-tb"/>
    </style:style>
    <style:style style:name="pr8" style:family="presentation" style:parent-style-name="Default_20_2-notes">
      <style:graphic-properties draw:fill-color="#ffffff" draw:auto-grow-height="true" fo:min-height="12.572cm" fo:min-width="16.771cm"/>
      <style:paragraph-properties style:writing-mode="lr-tb"/>
    </style:style>
    <style:style style:name="P1" style:family="paragraph">
      <style:paragraph-properties fo:line-height="115%" fo:text-align="end"/>
    </style:style>
    <style:style style:name="P2" style:family="paragraph">
      <style:paragraph-properties fo:line-height="115%" fo:text-align="end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style:writing-mode="lr-tb"/>
      <style:text-properties fo:font-size="16pt" style:font-size-asian="16pt" style:font-size-complex="16pt"/>
    </style:style>
    <style:style style:name="P6" style:family="paragraph">
      <style:text-properties fo:font-size="20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font-weight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 ">
        <style:list-level-properties text:space-before="0.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 ">
        <style:list-level-properties text:space-before="1.5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3" text:bullet-char=" ">
        <style:list-level-properties text:space-before="2.8cm" text:min-label-width="0.8cm"/>
        <style:text-properties fo:font-family="OpenSymbol" style:font-style-name="Regular" style:font-charset="x-symbol" style:use-window-font-color="true" fo:font-size="45%"/>
      </text:list-level-style-bullet>
      <text:list-level-style-bullet text:level="4" text:bullet-char=" ">
        <style:list-level-properties text:space-before="4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5" text:bullet-char=" ">
        <style:list-level-properties text:space-before="5.4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6" text:bullet-char=" ">
        <style:list-level-properties text:space-before="6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7" text:bullet-char=" ">
        <style:list-level-properties text:space-before="7.8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8" text:bullet-char=" ">
        <style:list-level-properties text:space-before="9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9" text:bullet-char=" ">
        <style:list-level-properties text:space-before="10.2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10" text:bullet-char=" ">
        <style:list-level-properties text:space-before="11.4cm" text:min-label-width="0.6cm"/>
        <style:text-properties fo:font-family="OpenSymbol" style:font-style-name="Regular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3" presentation:presentation-page-layout-name="AL1T0">
        <office:forms form:automatic-focus="false" form:apply-design-mode="false"/>
        <draw:frame presentation:style-name="pr1" draw:text-style-name="P2" draw:layer="layout" svg:width="25.199cm" svg:height="9.587cm" svg:x="1.47cm" svg:y="3.62cm" presentation:class="title" presentation:user-transformed="true">
          <draw:text-box>
            <text:p text:style-name="P1">Freedom Metal <text:span text:style-name="T1">Next</text:span><text:line-break/><text:span text:style-name="T2">Smaller, Faster, Easier</text:span><text:span text:style-name="T3"><text:line-break/></text:span><text:span text:style-name="T3"><text:line-break/></text:span><text:span text:style-name="T3">Keith Packard</text:span><text:span text:style-name="T3"><text:line-break/></text:span><text:span text:style-name="T3">Nathaniel Graff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399cm" svg:y="0.627cm" presentation:class="title" presentation:user-transformed="true">
          <draw:text-box>
            <text:p>Freedom Metal Issues</text:p>
          </draw:text-box>
        </draw:frame>
        <draw:frame presentation:style-name="pr4" draw:text-style-name="P4" draw:layer="layout" svg:width="24.313cm" svg:height="10.031cm" svg:x="2.285cm" svg:y="3.684cm" presentation:class="outline" presentation:user-transformed="true">
          <draw:text-box>
            <text:list text:style-name="L2">
              <text:list-item>
                <text:p>Memory usage</text:p>
                <text:list>
                  <text:list-item>
                    <text:p>ROM and RAM</text:p>
                  </text:list-item>
                </text:list>
              </text:list-item>
              <text:list-item>
                <text:p>Startup performance</text:p>
                <text:list>
                  <text:list-item>
                    <text:p>Lots of initialization code</text:p>
                  </text:list-item>
                </text:list>
              </text:list-item>
              <text:list-item>
                <text:p>Monolithic Library</text:p>
                <text:list>
                  <text:list-item>
                    <text:p>Hard to pull out pieces</text:p>
                  </text:list-item>
                </text:list>
              </text:list-item>
              <text:list-item>
                <text:p>Complicated Desig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After school/weekend class</text:p>
              <text:p>90 minutes/week</text:p>
              <text:p>Final event is a public presentation of work</text:p>
              <text:p>Lego allows experimentation with physical structure</text:p>
              <text:p>Simple languages allow experimentation with behavior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399cm" svg:y="0.627cm" presentation:class="title" presentation:user-transformed="true">
          <draw:text-box>
            <text:p>Memory Usage</text:p>
          </draw:text-box>
        </draw:frame>
        <draw:frame presentation:style-name="pr4" draw:text-style-name="P4" draw:layer="layout" svg:width="24.313cm" svg:height="10.031cm" svg:x="2.285cm" svg:y="3.684cm" presentation:class="outline" presentation:user-transformed="true">
          <draw:text-box>
            <text:list text:style-name="L2">
              <text:list-item>
                <text:p>Interrupt tables in RAM</text:p>
              </text:list-item>
              <text:list-item>
                <text:p>Vtable-based specialization</text:p>
              </text:list-item>
              <text:list-item>
                <text:p>Clock callback registration</text:p>
              </text:list-item>
              <text:list-item>
                <text:p>Per-device public data structure</text:p>
                <text:list>
                  <text:list-item>
                    <text:p>Contains pointer to vtable and little el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After school/weekend class</text:p>
              <text:p>90 minutes/week</text:p>
              <text:p>Final event is a public presentation of work</text:p>
              <text:p>Lego allows experimentation with physical structure</text:p>
              <text:p>Simple languages allow experimentation with behavior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399cm" svg:y="0.627cm" presentation:class="title" presentation:user-transformed="true">
          <draw:text-box>
            <text:p>Monolithic Library</text:p>
          </draw:text-box>
        </draw:frame>
        <draw:frame presentation:style-name="pr4" draw:text-style-name="P4" draw:layer="layout" svg:width="24.313cm" svg:height="10.031cm" svg:x="2.285cm" svg:y="3.684cm" presentation:class="outline" presentation:user-transformed="true">
          <draw:text-box>
            <text:list text:style-name="L2">
              <text:list-item>
                <text:p>Autotools build system creates static library</text:p>
                <text:list>
                  <text:list-item>
                    <text:p>all application-specialization must be done at run-time</text:p>
                  </text:list-item>
                </text:list>
              </text:list-item>
              <text:list-item>
                <text:p>Drivers depend on freedom-metal support code.</text:p>
                <text:list>
                  <text:list-item>
                    <text:p>Cannot be used independently</text:p>
                  </text:list-item>
                </text:list>
              </text:list-item>
              <text:list-item>
                <text:p>Generated code pulls in all drivers</text:p>
                <text:list>
                  <text:list-item>
                    <text:p>Cannot leave un-used drivers behi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After school/weekend class</text:p>
              <text:p>90 minutes/week</text:p>
              <text:p>Final event is a public presentation of work</text:p>
              <text:p>Lego allows experimentation with physical structure</text:p>
              <text:p>Simple languages allow experimentation with behavior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399cm" svg:y="0.627cm" presentation:class="title" presentation:user-transformed="true">
          <draw:text-box>
            <text:p>Complicated Design</text:p>
          </draw:text-box>
        </draw:frame>
        <draw:frame presentation:style-name="pr4" draw:text-style-name="P4" draw:layer="layout" svg:width="24.313cm" svg:height="10.031cm" svg:x="2.285cm" svg:y="3.684cm" presentation:class="outline" presentation:user-transformed="true">
          <draw:text-box>
            <text:list text:style-name="L2">
              <text:list-item>
                <text:p>Virtual function tables</text:p>
              </text:list-item>
              <text:list-item>
                <text:p>Callbacks</text:p>
              </text:list-item>
              <text:list-item>
                <text:p>Interrupt initialization sequenc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After school/weekend class</text:p>
              <text:p>90 minutes/week</text:p>
              <text:p>Final event is a public presentation of work</text:p>
              <text:p>Lego allows experimentation with physical structure</text:p>
              <text:p>Simple languages allow experimentation with behavior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399cm" svg:y="0.627cm" presentation:class="title" presentation:user-transformed="true">
          <draw:text-box>
            <text:p>freedom-devicetree-tools</text:p>
          </draw:text-box>
        </draw:frame>
        <draw:frame presentation:style-name="pr4" draw:text-style-name="P4" draw:layer="layout" svg:width="24.313cm" svg:height="10.031cm" svg:x="2.285cm" svg:y="3.684cm" presentation:class="outline" presentation:user-transformed="true">
          <draw:text-box>
            <text:list text:style-name="L2">
              <text:list-item>
                <text:p>C++ code to generate freedom-metal header files.</text:p>
                <text:list>
                  <text:list-item>
                    <text:p>Lots of freedom-metal knowledge embedded</text:p>
                  </text:list-item>
                </text:list>
              </text:list-item>
              <text:list-item>
                <text:p>Cannot be built in all development environments.</text:p>
                <text:list>
                  <text:list-item>
                    <text:p>C++ is hard.</text:p>
                  </text:list-item>
                </text:list>
              </text:list-item>
              <text:list-item>
                <text:p>Not part of freedom-metal</text:p>
                <text:list>
                  <text:list-item>
                    <text:p>freedom-metal cannot work without i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After school/weekend class</text:p>
              <text:p>90 minutes/week</text:p>
              <text:p>Final event is a public presentation of work</text:p>
              <text:p>Lego allows experimentation with physical structure</text:p>
              <text:p>Simple languages allow experimentation with behavior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399cm" svg:y="0.627cm" presentation:class="title" presentation:user-transformed="true">
          <draw:text-box>
            <text:p>Freedom Metal <text:span text:style-name="T1">Next</text:span></text:p>
          </draw:text-box>
        </draw:frame>
        <draw:frame presentation:style-name="pr4" draw:text-style-name="P4" draw:layer="layout" svg:width="24.313cm" svg:height="10.031cm" svg:x="2.285cm" svg:y="3.684cm" presentation:class="outline" presentation:user-transformed="true">
          <draw:text-box>
            <text:list text:style-name="L2">
              <text:list-item>
                <text:p>ROM-able interrupt data</text:p>
              </text:list-item>
              <text:list-item>
                <text:p>Eliminate virtual function tables</text:p>
              </text:list-item>
              <text:list-item>
                <text:p>Replace device structs with integers</text:p>
              </text:list-item>
              <text:list-item>
                <text:p>Reduce interrupt API to enable/disable</text:p>
              </text:list-item>
              <text:list-item>
                <text:p>Stand-alone — drivers usable outside of Freedom-e-SDK</text:p>
              </text:list-item>
              <text:list-item>
                <text:p>Out-of-tree driver suppor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After school/weekend class</text:p>
              <text:p>90 minutes/week</text:p>
              <text:p>Final event is a public presentation of work</text:p>
              <text:p>Lego allows experimentation with physical structure</text:p>
              <text:p>Simple languages allow experimentation with behavior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399cm" svg:y="0.627cm" presentation:class="title" presentation:user-transformed="true">
          <draw:text-box>
            <text:p>ROM-able interrupt vector</text:p>
          </draw:text-box>
        </draw:frame>
        <draw:frame presentation:style-name="pr4" draw:text-style-name="P4" draw:layer="layout" svg:width="22.352cm" svg:height="10.031cm" svg:x="2.285cm" svg:y="3.684cm" presentation:class="outline" presentation:user-transformed="true">
          <draw:text-box>
            <text:list text:style-name="L2">
              <text:list-item>
                <text:p>Each vector has pre-defined name</text:p>
                <text:list>
                  <text:list-item>
                    <text:p>Weak mapping to default handler</text:p>
                  </text:list-item>
                </text:list>
              </text:list-item>
              <text:list-item>
                <text:p>Application defines vector function, linker replaces weak symbol with real function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After school/weekend class</text:p>
              <text:p>90 minutes/week</text:p>
              <text:p>Final event is a public presentation of work</text:p>
              <text:p>Lego allows experimentation with physical structure</text:p>
              <text:p>Simple languages allow experimentation with behavior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399cm" svg:y="0.627cm" presentation:class="title" presentation:user-transformed="true">
          <draw:text-box>
            <text:p>Eliminate vtables</text:p>
          </draw:text-box>
        </draw:frame>
        <draw:frame presentation:style-name="pr4" draw:text-style-name="P4" draw:layer="layout" svg:width="21.082cm" svg:height="10.031cm" svg:x="2.285cm" svg:y="3.684cm" presentation:class="outline" presentation:user-transformed="true">
          <draw:text-box>
            <text:list text:style-name="L2">
              <text:list-item>
                <text:p>Current vtables have only one driver supporting each API in a device</text:p>
                <text:list>
                  <text:list-item>
                    <text:p>One UART driver, one SPI driver, etc.</text:p>
                  </text:list-item>
                </text:list>
              </text:list-item>
              <text:list-item>
                <text:p>Directly call target by adding #define from generic name to target driver name</text:p>
              </text:list-item>
              <text:list-item>
                <text:p>May need work in future for hardware with multiple drivers providing the same API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After school/weekend class</text:p>
              <text:p>90 minutes/week</text:p>
              <text:p>Final event is a public presentation of work</text:p>
              <text:p>Lego allows experimentation with physical structure</text:p>
              <text:p>Simple languages allow experimentation with behavior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399cm" svg:y="0.627cm" presentation:class="title" presentation:user-transformed="true">
          <draw:text-box>
            <text:p>Integer device handles</text:p>
          </draw:text-box>
        </draw:frame>
        <draw:frame presentation:style-name="pr4" draw:text-style-name="P4" draw:layer="layout" svg:width="24.313cm" svg:height="10.031cm" svg:x="2.285cm" svg:y="3.684cm" presentation:class="outline" presentation:user-transformed="true">
          <draw:text-box>
            <text:list text:style-name="L2">
              <text:list-item>
                <text:p>Each driver has a list of devices indexed by this value.</text:p>
              </text:list-item>
              <text:list-item>
                <text:p>Wrapped in unique struct for typechecking</text:p>
                <text:list>
                  <text:list-item>
                    <text:p>Compile-time check to prevent passing wrong handle.</text:p>
                  </text:list-item>
                </text:list>
              </text:list-item>
              <text:list-item>
                <text:p>Eliminates public per-device struct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After school/weekend class</text:p>
              <text:p>90 minutes/week</text:p>
              <text:p>Final event is a public presentation of work</text:p>
              <text:p>Lego allows experimentation with physical structure</text:p>
              <text:p>Simple languages allow experimentation with behavior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399cm" svg:y="0.627cm" presentation:class="title" presentation:user-transformed="true">
          <draw:text-box>
            <text:p>Simplify Interrupt API</text:p>
          </draw:text-box>
        </draw:frame>
        <draw:frame presentation:style-name="pr4" draw:text-style-name="P4" draw:layer="layout" svg:width="21.336cm" svg:height="10.031cm" svg:x="2.285cm" svg:y="3.684cm" presentation:class="outline" presentation:user-transformed="true">
          <draw:text-box>
            <text:list text:style-name="L2">
              <text:list-item>
                <text:p>Interrupt configuration done at build-time, not run time.</text:p>
              </text:list-item>
              <text:list-item>
                <text:p>That includes vector, level, mode, affinity.</text:p>
              </text:list-item>
              <text:list-item>
                <text:p>Device driver never needs to know which interrupt controller it is connected to.</text:p>
                <text:list>
                  <text:list-item>
                    <text:p>The interrupt controller gets all of the needed information from the config file at build-time.</text:p>
                  </text:list-item>
                </text:list>
              </text:list-item>
              <text:list-item>
                <text:p>All that's left is enable/disabl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After school/weekend class</text:p>
              <text:p>90 minutes/week</text:p>
              <text:p>Final event is a public presentation of work</text:p>
              <text:p>Lego allows experimentation with physical structure</text:p>
              <text:p>Simple languages allow experimentation with behavior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399cm" svg:y="0.627cm" presentation:class="title" presentation:user-transformed="true">
          <draw:text-box>
            <text:p>Out-of-tree Drivers</text:p>
          </draw:text-box>
        </draw:frame>
        <draw:frame presentation:style-name="pr4" draw:text-style-name="P4" draw:layer="layout" svg:width="21.336cm" svg:height="10.031cm" svg:x="2.285cm" svg:y="3.684cm" presentation:class="outline" presentation:user-transformed="true">
          <draw:text-box>
            <text:list text:style-name="L2">
              <text:list-item>
                <text:p>Code generator already uses two driver trees:</text:p>
              </text:list-item>
            </text:list>
            <text:list text:style-name="L4">
              <text:list-item>
                <text:list>
                  <text:list-item>
                    <text:p>RISC-V IP blocks</text:p>
                  </text:list-item>
                  <text:list-item>
                    <text:p>SiFive IP blocks</text:p>
                  </text:list-item>
                </text:list>
              </text:list-item>
            </text:list>
            <text:list text:style-name="L2">
              <text:list-item>
                <text:p>Each tree is stand-alone and includes templates to drive code generator</text:p>
              </text:list-item>
              <text:list-item>
                <text:p>Application lists which directories to us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After school/weekend class</text:p>
              <text:p>90 minutes/week</text:p>
              <text:p>Final event is a public presentation of work</text:p>
              <text:p>Lego allows experimentation with physical structure</text:p>
              <text:p>Simple languages allow experimentation with behavior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399cm" svg:y="0.627cm" presentation:class="title" presentation:user-transformed="true">
          <draw:text-box>
            <text:p>Source Code, not Library</text:p>
          </draw:text-box>
        </draw:frame>
        <draw:frame presentation:style-name="pr4" draw:text-style-name="P4" draw:layer="layout" svg:width="24.313cm" svg:height="10.031cm" svg:x="2.285cm" svg:y="3.684cm" presentation:class="outline" presentation:user-transformed="true">
          <draw:text-box>
            <text:list text:style-name="L2">
              <text:list-item>
                <text:p>Applications directly compile and link freedom-metal source code</text:p>
              </text:list-item>
              <text:list-item>
                <text:p>Freedom-metal generator describes which source files to compile.</text:p>
              </text:list-item>
              <text:list-item>
                <text:p>LTO spans application <text:span text:style-name="T4">and</text:span> freedom-metal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After school/weekend class</text:p>
              <text:p>90 minutes/week</text:p>
              <text:p>Final event is a public presentation of work</text:p>
              <text:p>Lego allows experimentation with physical structure</text:p>
              <text:p>Simple languages allow experimentation with behavior</text:p>
            </draw:text-box>
          </draw:frame>
        </presentation:notes>
      </draw:page>
      <draw:page draw:name="page14" draw:style-name="dp1" draw:master-page-name="Default_20_2" presentation:presentation-page-layout-name="AL2T1">
        <office:forms form:automatic-focus="false" form:apply-design-mode="false"/>
        <draw:frame presentation:style-name="pr6" draw:text-style-name="P4" draw:layer="layout" svg:width="25.199cm" svg:height="2.629cm" svg:x="1.399cm" svg:y="0.627cm" presentation:class="title" presentation:user-transformed="true">
          <draw:text-box>
            <text:p>Size</text:p>
          </draw:text-box>
        </draw:frame>
        <draw:frame presentation:style-name="pr7" draw:text-style-name="P4" draw:layer="layout" svg:width="24.313cm" svg:height="10.031cm" svg:x="2.285cm" svg:y="3.684cm" presentation:class="outline" presentation:user-transformed="true">
          <draw:text-box>
            <text:list text:style-name="L5">
              <text:list-item>
                <text:p><text:span text:style-name="T5">$ size hello.elf</text:span></text:p>
              </text:list-item>
              <text:list-item>
                <text:p><text:span text:style-name="T5"><text:s text:c="3"/></text:span><text:span text:style-name="T5">text</text:span><text:span text:style-name="T5"><text:tab/></text:span><text:span text:style-name="T5"> <text:s text:c="2"/>data</text:span><text:span text:style-name="T5"><text:tab/></text:span><text:span text:style-name="T5"> <text:s text:c="3"/>bss</text:span><text:span text:style-name="T5"><text:tab/></text:span><text:span text:style-name="T5"> <text:s text:c="3"/>dec</text:span><text:span text:style-name="T5"><text:tab/></text:span><text:span text:style-name="T5"> <text:s text:c="3"/>hex</text:span><text:span text:style-name="T5"><text:tab/></text:span><text:span text:style-name="T5">filename</text:span></text:p>
              </text:list-item>
              <text:list-item>
                <text:p><text:span text:style-name="T5"><text:s text:c="2"/></text:span><text:span text:style-name="T5">13046</text:span><text:span text:style-name="T5"><text:tab/></text:span><text:span text:style-name="T5"> <text:s text:c="2"/>1960</text:span><text:span text:style-name="T5"><text:tab/></text:span><text:span text:style-name="T5"> <text:s text:c="2"/>3888</text:span><text:span text:style-name="T5"><text:tab/></text:span><text:span text:style-name="T5"> <text:s/>18894</text:span><text:span text:style-name="T5"><text:tab/></text:span><text:span text:style-name="T5"> <text:s text:c="2"/>49ce <text:s/>master</text:span></text:p>
              </text:list-item>
              <text:list-item>
                <text:p><text:span text:style-name="T5"><text:s text:c="2"/></text:span><text:span text:style-name="T5">10138</text:span><text:span text:style-name="T5"><text:tab/></text:span><text:span text:style-name="T5"> <text:s text:c="4"/>44</text:span><text:span text:style-name="T5"><text:tab/></text:span><text:span text:style-name="T5"> <text:s text:c="2"/>3436</text:span><text:span text:style-name="T5"><text:tab/></text:span><text:span text:style-name="T5"> <text:s/>13618</text:span><text:span text:style-name="T5"><text:tab/></text:span><text:span text:style-name="T5"> <text:s text:c="2"/>3532 <text:s/>next</text:span></text:p>
              </text:list-item>
              <text:list-item>
                <text:p><text:span text:style-name="T5">$ size dhrystone.elf (DHRY_OPTION=best)</text:span></text:p>
              </text:list-item>
              <text:list-item>
                <text:p><text:span text:style-name="T5"><text:s text:c="3"/></text:span><text:span text:style-name="T5">text</text:span><text:span text:style-name="T5"><text:tab/></text:span><text:span text:style-name="T5"> <text:s text:c="2"/>data</text:span><text:span text:style-name="T5"><text:tab/></text:span><text:span text:style-name="T5"> <text:s text:c="3"/>bss</text:span><text:span text:style-name="T5"><text:tab/></text:span><text:span text:style-name="T5"> <text:s text:c="3"/>dec</text:span><text:span text:style-name="T5"><text:tab/></text:span><text:span text:style-name="T5"> <text:s text:c="3"/>hex</text:span><text:span text:style-name="T5"><text:tab/></text:span><text:span text:style-name="T5">filename</text:span></text:p>
              </text:list-item>
              <text:list-item>
                <text:p><text:span text:style-name="T5"><text:s text:c="2"/></text:span><text:span text:style-name="T5">21138</text:span><text:span text:style-name="T5"><text:tab/></text:span><text:span text:style-name="T5"> <text:s text:c="2"/>7364</text:span><text:span text:style-name="T5"><text:tab/></text:span><text:span text:style-name="T5"> <text:s/>17212</text:span><text:span text:style-name="T5"><text:tab/></text:span><text:span text:style-name="T5"> <text:s/>45714</text:span><text:span text:style-name="T5"><text:tab/></text:span><text:span text:style-name="T5"> <text:s text:c="2"/>b292</text:span><text:span text:style-name="T5"><text:tab/></text:span><text:span text:style-name="T5">master</text:span></text:p>
              </text:list-item>
              <text:list-item>
                <text:p><text:span text:style-name="T5"><text:s text:c="3"/></text:span><text:span text:style-name="T5">8106</text:span><text:span text:style-name="T5"><text:tab/></text:span><text:span text:style-name="T5"> <text:s text:c="2"/>2080</text:span><text:span text:style-name="T5"><text:tab/></text:span><text:span text:style-name="T5"> <text:s/>16656</text:span><text:span text:style-name="T5"><text:tab/></text:span><text:span text:style-name="T5"> <text:s/>26842</text:span><text:span text:style-name="T5"><text:tab/></text:span><text:span text:style-name="T5"> <text:s text:c="2"/>68da next</text:span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8" draw:text-style-name="P3" draw:layer="layout" svg:width="17.271cm" svg:height="12.572cm" svg:x="2.159cm" svg:y="13.271cm" presentation:class="notes">
            <draw:text-box>
              <text:p>After school/weekend class</text:p>
              <text:p>90 minutes/week</text:p>
              <text:p>Final event is a public presentation of work</text:p>
              <text:p>Lego allows experimentation with physical structure</text:p>
              <text:p>Simple languages allow experimentation with behavior</text:p>
            </draw:text-box>
          </draw:frame>
        </presentation:notes>
      </draw:page>
      <draw:page draw:name="page15" draw:style-name="dp1" draw:master-page-name="Default_20_2" presentation:presentation-page-layout-name="AL2T1">
        <office:forms form:automatic-focus="false" form:apply-design-mode="false"/>
        <draw:frame presentation:style-name="pr6" draw:text-style-name="P4" draw:layer="layout" svg:width="25.199cm" svg:height="2.629cm" svg:x="1.399cm" svg:y="0.627cm" presentation:class="title" presentation:user-transformed="true">
          <draw:text-box>
            <text:p>Device Discovery</text:p>
          </draw:text-box>
        </draw:frame>
        <draw:frame presentation:style-name="pr7" draw:text-style-name="P5" draw:layer="layout" svg:width="16.51cm" svg:height="10.031cm" svg:x="-0.507cm" svg:y="3.684cm" presentation:class="outline" presentation:user-transformed="true">
          <draw:text-box>
            <text:list text:style-name="L5">
              <text:list-item>
                <text:p><text:span text:style-name="T6"><text:tab/></text:span><text:span text:style-name="T6">struct metal_spi *spi;</text:span></text:p>
              </text:list-item>
              <text:list-item>
                <text:p><text:span text:style-name="T6"/></text:p>
              </text:list-item>
              <text:list-item>
                <text:p><text:span text:style-name="T6"><text:tab/></text:span><text:span text:style-name="T6">/* Get SPI 1 */</text:span></text:p>
              </text:list-item>
              <text:list-item>
                <text:p><text:span text:style-name="T6"><text:tab/></text:span><text:span text:style-name="T6">spi = metal_spi_get_device(1);</text:span></text:p>
              </text:list-item>
              <text:list-item>
                <text:p><text:span text:style-name="T6"/></text:p>
              </text:list-item>
              <text:list-item>
                <text:p><text:span text:style-name="T6"><text:tab/></text:span><text:span text:style-name="T6">/* Fallback to SPI 0 */</text:span></text:p>
              </text:list-item>
              <text:list-item>
                <text:p><text:span text:style-name="T6"><text:tab/></text:span><text:span text:style-name="T6">if(spi == NULL) {</text:span></text:p>
              </text:list-item>
              <text:list-item>
                <text:p><text:span text:style-name="T6"><text:tab/></text:span><text:span text:style-name="T6"><text:tab/></text:span><text:span text:style-name="T6">spi = metal_spi_get_device(0);</text:span></text:p>
              </text:list-item>
              <text:list-item>
                <text:p><text:span text:style-name="T6"><text:tab/></text:span><text:span text:style-name="T6">}</text:span></text:p>
              </text:list-item>
              <text:list-item>
                <text:p><text:span text:style-name="T6"/></text:p>
              </text:list-item>
              <text:list-item>
                <text:p><text:span text:style-name="T6"><text:tab/></text:span><text:span text:style-name="T6">if(spi == NULL) {</text:span></text:p>
              </text:list-item>
              <text:list-item>
                <text:p><text:span text:style-name="T6"><text:tab/></text:span><text:span text:style-name="T6"><text:tab/></text:span><text:span text:style-name="T6">printf("Failed to get spi device\n");</text:span></text:p>
              </text:list-item>
              <text:list-item>
                <text:p><text:span text:style-name="T6"><text:tab/></text:span><text:span text:style-name="T6"><text:tab/></text:span><text:span text:style-name="T6">return 1;</text:span></text:p>
              </text:list-item>
              <text:list-item>
                <text:p><text:span text:style-name="T6"><text:tab/></text:span><text:span text:style-name="T6">}</text:span></text:p>
              </text:list-item>
            </text:list>
          </draw:text-box>
        </draw:frame>
        <draw:frame presentation:style-name="pr7" draw:text-style-name="P4" draw:layer="layout" svg:width="15.494cm" svg:height="10.031cm" svg:x="16.001cm" svg:y="3.684cm" presentation:class="outline" presentation:user-transformed="true">
          <draw:text-box>
            <text:list text:style-name="L5">
              <text:list-item>
                <text:p><text:span text:style-name="T6">#ifdef metal_spi_1</text:span></text:p>
              </text:list-item>
              <text:list-item>
                <text:p><text:span text:style-name="T6">/* Get SPI 1 */</text:span></text:p>
              </text:list-item>
              <text:list-item>
                <text:p><text:span text:style-name="T6">#define spi metal_spi_1</text:span></text:p>
              </text:list-item>
              <text:list-item>
                <text:p><text:span text:style-name="T6">#else</text:span></text:p>
              </text:list-item>
              <text:list-item>
                <text:p><text:span text:style-name="T6">#ifdef metal_spi_0</text:span></text:p>
              </text:list-item>
              <text:list-item>
                <text:p><text:span text:style-name="T6">/* Fallback to SPI 0 */</text:span></text:p>
              </text:list-item>
              <text:list-item>
                <text:p><text:span text:style-name="T6">#define spi metal_spi_0</text:span></text:p>
              </text:list-item>
              <text:list-item>
                <text:p><text:span text:style-name="T6">#endif</text:span></text:p>
              </text:list-item>
              <text:list-item>
                <text:p><text:span text:style-name="T6">#endif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8" draw:text-style-name="P3" draw:layer="layout" svg:width="17.271cm" svg:height="12.572cm" svg:x="2.159cm" svg:y="13.271cm" presentation:class="notes">
            <draw:text-box>
              <text:p>After school/weekend class</text:p>
              <text:p>90 minutes/week</text:p>
              <text:p>Final event is a public presentation of work</text:p>
              <text:p>Lego allows experimentation with physical structure</text:p>
              <text:p>Simple languages allow experimentation with behavior</text:p>
            </draw:text-box>
          </draw:frame>
        </presentation:notes>
      </draw:page>
      <draw:page draw:name="page16" draw:style-name="dp1" draw:master-page-name="Default_20_2" presentation:presentation-page-layout-name="AL2T1">
        <office:forms form:automatic-focus="false" form:apply-design-mode="false"/>
        <draw:frame presentation:style-name="pr6" draw:text-style-name="P4" draw:layer="layout" svg:width="25.199cm" svg:height="2.629cm" svg:x="1.399cm" svg:y="0.627cm" presentation:class="title" presentation:user-transformed="true">
          <draw:text-box>
            <text:p>Interrupts</text:p>
          </draw:text-box>
        </draw:frame>
        <draw:frame presentation:style-name="pr7" draw:text-style-name="P5" draw:layer="layout" svg:width="12.954cm" svg:height="11.176cm" svg:x="14.732cm" svg:y="2.794cm" presentation:class="outline" presentation:user-transformed="true">
          <draw:text-box>
            <text:list text:style-name="L5">
              <text:list-header>
                <text:p><text:span text:style-name="T6">#include &lt;stdio.h&gt;</text:span></text:p>
              </text:list-header>
              <text:list-item>
                <text:p><text:span text:style-name="T6">#include &lt;metal/cpu.h&gt;</text:span></text:p>
              </text:list-item>
              <text:list-item>
                <text:p><text:span text:style-name="T6"/></text:p>
              </text:list-item>
              <text:list-item>
                <text:p><text:span text:style-name="T6">volatile int intr_count = 0;</text:span></text:p>
              </text:list-item>
              <text:list-item>
                <text:p><text:span text:style-name="T6"/></text:p>
              </text:list-item>
              <text:list-item>
                <text:p><text:span text:style-name="T6">void metal_riscv_cpu_intc_mtip_handler() {</text:span></text:p>
              </text:list-item>
              <text:list-item>
                <text:p><text:span text:style-name="T6"><text:s text:c="4"/></text:span><text:span text:style-name="T6">intr_count++;</text:span></text:p>
              </text:list-item>
              <text:list-item>
                <text:p><text:span text:style-name="T6"/></text:p>
              </text:list-item>
              <text:list-item>
                <text:p><text:span text:style-name="T6"><text:s text:c="4"/></text:span><text:span text:style-name="T6">metal_cpu_disable_timer_interrupt();</text:span></text:p>
              </text:list-item>
              <text:list-item>
                <text:p><text:span text:style-name="T6">}</text:span></text:p>
              </text:list-item>
              <text:list-item>
                <text:p><text:span text:style-name="T6"/></text:p>
              </text:list-item>
              <text:list-item>
                <text:p><text:span text:style-name="T6">int main(void) {</text:span></text:p>
              </text:list-item>
              <text:list-item>
                <text:p><text:span text:style-name="T6"><text:s text:c="4"/></text:span><text:span text:style-name="T6">struct metal_cpu cpu =</text:span></text:p>
              </text:list-item>
              <text:list-item>
                <text:p><text:span text:style-name="T6"><text:s text:c="11"/></text:span><text:span text:style-name="T6">metal_cpu_get(metal_cpu_get_current_hartid());</text:span></text:p>
              </text:list-item>
              <text:list-item>
                <text:p><text:span text:style-name="T6"/></text:p>
              </text:list-item>
              <text:list-item>
                <text:p><text:span text:style-name="T6"><text:s text:c="4"/></text:span><text:span text:style-name="T6">uint64_t timeval = metal_cpu_get_timer(cpu);</text:span></text:p>
              </text:list-item>
              <text:list-item>
                <text:p><text:span text:style-name="T6"><text:s text:c="4"/></text:span><text:span text:style-name="T6">uint64_t timebase = metal_cpu_get_timebase(cpu);</text:span></text:p>
              </text:list-item>
              <text:list-item>
                <text:p><text:span text:style-name="T6"/></text:p>
              </text:list-item>
              <text:list-item>
                <text:p><text:span text:style-name="T6"><text:s text:c="4"/></text:span><text:span text:style-name="T6">metal_cpu_set_mtimecmp(cpu, 0);</text:span></text:p>
              </text:list-item>
              <text:list-item>
                <text:p><text:span text:style-name="T6"/></text:p>
              </text:list-item>
              <text:list-item>
                <text:p><text:span text:style-name="T6"><text:s text:c="4"/></text:span><text:span text:style-name="T6">metal_cpu_enable_timer_interrupt();</text:span></text:p>
              </text:list-item>
              <text:list-item>
                <text:p><text:span text:style-name="T6"><text:s text:c="4"/></text:span><text:span text:style-name="T6">metal_cpu_enable_interrupts();</text:span></text:p>
              </text:list-item>
              <text:list-item>
                <text:p><text:span text:style-name="T6"><text:s text:c="4"/></text:span></text:p>
              </text:list-item>
              <text:list-item>
                <text:p><text:span text:style-name="T6"><text:s text:c="4"/></text:span><text:span text:style-name="T6">if (intr_count != 1) {</text:span></text:p>
              </text:list-item>
              <text:list-item>
                <text:p><text:span text:style-name="T6"><text:s text:c="8"/></text:span><text:span text:style-name="T6">return 1; </text:span></text:p>
              </text:list-item>
              <text:list-item>
                <text:p><text:span text:style-name="T6"><text:s text:c="4"/></text:span><text:span text:style-name="T6">} <text:s text:c="2"/></text:span></text:p>
              </text:list-item>
              <text:list-item>
                <text:p><text:span text:style-name="T6"><text:s text:c="4"/></text:span><text:span text:style-name="T6">return 0;</text:span></text:p>
              </text:list-item>
              <text:list-item>
                <text:p><text:span text:style-name="T6">}</text:span></text:p>
              </text:list-item>
              <text:list-item>
                <text:p><text:span text:style-name="T6"/></text:p>
              </text:list-item>
              <text:list-item>
                <text:p><text:span text:style-name="T6"/></text:p>
              </text:list-item>
            </text:list>
          </draw:text-box>
        </draw:frame>
        <draw:frame presentation:style-name="pr7" draw:text-style-name="P5" draw:layer="layout" svg:width="12.954cm" svg:height="11.047cm" svg:x="0.508cm" svg:y="2.923cm" presentation:class="outline" presentation:user-transformed="true">
          <draw:text-box>
            <text:p/>
          </draw:text-box>
        </draw:frame>
        <draw:frame presentation:style-name="pr7" draw:text-style-name="P5" draw:layer="layout" svg:width="12.954cm" svg:height="15.75cm" svg:x="1.27cm" svg:y="0cm" presentation:class="outline" presentation:user-transformed="true">
          <draw:text-box>
            <text:list text:style-name="L5">
              <text:list-header>
                <text:p><text:span text:style-name="T6">#include &lt;stdio.h&gt;</text:span></text:p>
              </text:list-header>
              <text:list-item>
                <text:p><text:span text:style-name="T6">#include &lt;metal/cpu.h&gt;</text:span></text:p>
              </text:list-item>
              <text:list-item>
                <text:p><text:span text:style-name="T6"/></text:p>
              </text:list-item>
              <text:list-item>
                <text:p><text:span text:style-name="T6">int intr_count;</text:span></text:p>
              </text:list-item>
              <text:list-item>
                <text:p><text:span text:style-name="T6"/></text:p>
              </text:list-item>
              <text:list-item>
                <text:p><text:span text:style-name="T6">void timer_handler (int id, void *data) {</text:span></text:p>
              </text:list-item>
              <text:list-item>
                <text:p><text:span text:style-name="T6"><text:s text:c="4"/></text:span><text:span text:style-name="T6">intr_count++;</text:span></text:p>
              </text:list-item>
              <text:list-item>
                <text:p><text:span text:style-name="T6"><text:s text:c="4"/></text:span><text:span text:style-name="T6">metal_cpu_set_mtimecmp((struct metal_cpu *)data, 0xffff);</text:span></text:p>
              </text:list-item>
              <text:list-item>
                <text:p><text:span text:style-name="T6">}</text:span></text:p>
              </text:list-item>
              <text:list-item>
                <text:p><text:span text:style-name="T6"/></text:p>
              </text:list-item>
              <text:list-item>
                <text:p><text:span text:style-name="T6">int main (void)</text:span></text:p>
              </text:list-item>
              <text:list-item>
                <text:p><text:span text:style-name="T6">{</text:span></text:p>
              </text:list-item>
              <text:list-item>
                <text:p><text:span text:style-name="T6"><text:s text:c="4"/></text:span><text:span text:style-name="T6">unsigned long long timeval, timebase;</text:span></text:p>
              </text:list-item>
              <text:list-item>
                <text:p><text:span text:style-name="T6"><text:s text:c="4"/></text:span><text:span text:style-name="T6">struct metal_cpu *cpu;</text:span></text:p>
              </text:list-item>
              <text:list-item>
                <text:p><text:span text:style-name="T6"><text:s text:c="4"/></text:span><text:span text:style-name="T6">struct metal_interrupt *cpu_intr;</text:span></text:p>
              </text:list-item>
              <text:list-item>
                <text:p><text:span text:style-name="T6"><text:s text:c="4"/></text:span><text:span text:style-name="T6">struct metal_interrupt *tmr_intr;</text:span></text:p>
              </text:list-item>
              <text:list-item>
                <text:p><text:span text:style-name="T6"><text:s text:c="4"/></text:span><text:span text:style-name="T6">int rc, tmr_id;</text:span></text:p>
              </text:list-item>
              <text:list-item>
                <text:p><text:span text:style-name="T6"/></text:p>
              </text:list-item>
              <text:list-item>
                <text:p><text:span text:style-name="T6"><text:s text:c="4"/></text:span><text:span text:style-name="T6">cpu = metal_cpu_get(metal_cpu_get_current_hartid());</text:span></text:p>
              </text:list-item>
              <text:list-item>
                <text:p><text:span text:style-name="T6"><text:s text:c="4"/></text:span><text:span text:style-name="T6">if (cpu == NULL) {</text:span></text:p>
              </text:list-item>
              <text:list-item>
                <text:p><text:span text:style-name="T6"><text:s text:c="8"/></text:span><text:span text:style-name="T6">return 1;</text:span></text:p>
              </text:list-item>
              <text:list-item>
                <text:p><text:span text:style-name="T6"><text:s text:c="4"/></text:span><text:span text:style-name="T6">}</text:span></text:p>
              </text:list-item>
              <text:list-item>
                <text:p><text:span text:style-name="T6"/></text:p>
              </text:list-item>
              <text:list-item>
                <text:p><text:span text:style-name="T6"><text:s text:c="4"/></text:span><text:span text:style-name="T6">timeval = 0;</text:span></text:p>
              </text:list-item>
              <text:list-item>
                <text:p><text:span text:style-name="T6"><text:s text:c="4"/></text:span><text:span text:style-name="T6">timebase = 0;</text:span></text:p>
              </text:list-item>
              <text:list-item>
                <text:p><text:span text:style-name="T6"><text:s text:c="4"/></text:span><text:span text:style-name="T6">timeval = metal_cpu_get_timer(cpu);</text:span></text:p>
              </text:list-item>
              <text:list-item>
                <text:p><text:span text:style-name="T6"><text:s text:c="4"/></text:span><text:span text:style-name="T6">timebase = metal_cpu_get_timebase(cpu);</text:span></text:p>
              </text:list-item>
              <text:list-item>
                <text:p><text:span text:style-name="T6"><text:s text:c="4"/></text:span><text:span text:style-name="T6">if ((timeval == 0) || (timebase == 0)) {</text:span></text:p>
              </text:list-item>
              <text:list-item>
                <text:p><text:span text:style-name="T6"><text:s text:c="7"/></text:span><text:span text:style-name="T6">return 2;</text:span></text:p>
              </text:list-item>
              <text:list-item>
                <text:p><text:span text:style-name="T6"><text:s text:c="4"/></text:span><text:span text:style-name="T6">}</text:span></text:p>
              </text:list-item>
              <text:list-item>
                <text:p><text:span text:style-name="T6"/></text:p>
              </text:list-item>
              <text:list-item>
                <text:p><text:span text:style-name="T6"><text:s text:c="4"/></text:span><text:span text:style-name="T6">cpu_intr = metal_cpu_interrupt_controller(cpu);</text:span></text:p>
              </text:list-item>
              <text:list-item>
                <text:p><text:span text:style-name="T6"><text:s text:c="4"/></text:span><text:span text:style-name="T6">if (cpu_intr == NULL) {</text:span></text:p>
              </text:list-item>
              <text:list-item>
                <text:p><text:span text:style-name="T6"><text:s text:c="8"/></text:span><text:span text:style-name="T6">return 3;</text:span></text:p>
              </text:list-item>
              <text:list-item>
                <text:p><text:span text:style-name="T6"><text:s text:c="4"/></text:span><text:span text:style-name="T6">}</text:span></text:p>
              </text:list-item>
              <text:list-item>
                <text:p><text:span text:style-name="T6"><text:s text:c="4"/></text:span><text:span text:style-name="T6">metal_interrupt_init(cpu_intr);</text:span></text:p>
              </text:list-item>
              <text:list-item>
                <text:p><text:span text:style-name="T6"/></text:p>
              </text:list-item>
              <text:list-item>
                <text:p><text:span text:style-name="T6"><text:s text:c="4"/></text:span><text:span text:style-name="T6">tmr_intr = metal_cpu_timer_interrupt_controller(cpu);</text:span></text:p>
              </text:list-item>
              <text:list-item>
                <text:p><text:span text:style-name="T6"><text:s text:c="4"/></text:span><text:span text:style-name="T6">if (tmr_intr == NULL) {</text:span></text:p>
              </text:list-item>
              <text:list-item>
                <text:p><text:span text:style-name="T6"><text:s text:c="8"/></text:span><text:span text:style-name="T6">return 4;</text:span></text:p>
              </text:list-item>
              <text:list-item>
                <text:p><text:span text:style-name="T6"><text:s text:c="4"/></text:span><text:span text:style-name="T6">}</text:span></text:p>
              </text:list-item>
              <text:list-item>
                <text:p><text:span text:style-name="T6"><text:s text:c="4"/></text:span><text:span text:style-name="T6">metal_interrupt_init(tmr_intr);</text:span></text:p>
              </text:list-item>
              <text:list-item>
                <text:p><text:span text:style-name="T6"><text:s text:c="4"/></text:span><text:span text:style-name="T6">tmr_id = metal_cpu_timer_get_interrupt_id(cpu);</text:span></text:p>
              </text:list-item>
              <text:list-item>
                <text:p><text:span text:style-name="T6"><text:s text:c="4"/></text:span><text:span text:style-name="T6">rc = metal_interrupt_register_handler(tmr_intr, tmr_id, timer_handler, cpu);</text:span></text:p>
              </text:list-item>
              <text:list-item>
                <text:p><text:span text:style-name="T6"><text:s text:c="4"/></text:span><text:span text:style-name="T6">if (rc &lt; 0) {</text:span></text:p>
              </text:list-item>
              <text:list-item>
                <text:p><text:span text:style-name="T6"><text:s text:c="8"/></text:span><text:span text:style-name="T6">return (rc * -1);</text:span></text:p>
              </text:list-item>
              <text:list-item>
                <text:p><text:span text:style-name="T6"><text:s text:c="4"/></text:span><text:span text:style-name="T6">}</text:span></text:p>
              </text:list-item>
              <text:list-item>
                <text:p><text:span text:style-name="T6"/></text:p>
              </text:list-item>
              <text:list-item>
                <text:p><text:span text:style-name="T6"><text:s text:c="4"/></text:span><text:span text:style-name="T6">intr_count = 0;</text:span></text:p>
              </text:list-item>
              <text:list-item>
                <text:p><text:span text:style-name="T6"><text:s text:c="4"/></text:span><text:span text:style-name="T6">metal_cpu_set_mtimecmp(cpu, 0);</text:span></text:p>
              </text:list-item>
              <text:list-item>
                <text:p><text:span text:style-name="T6"><text:s text:c="4"/></text:span><text:span text:style-name="T6">if (metal_interrupt_enable(tmr_intr, tmr_id) == -1) {</text:span></text:p>
              </text:list-item>
              <text:list-item>
                <text:p><text:span text:style-name="T6"><text:s text:c="8"/></text:span><text:span text:style-name="T6">return 5;</text:span></text:p>
              </text:list-item>
              <text:list-item>
                <text:p><text:span text:style-name="T6"><text:s text:c="4"/></text:span><text:span text:style-name="T6">} <text:s text:c="2"/></text:span></text:p>
              </text:list-item>
              <text:list-item>
                <text:p><text:span text:style-name="T6"><text:s text:c="4"/></text:span></text:p>
              </text:list-item>
              <text:list-item>
                <text:p><text:span text:style-name="T6"><text:s text:c="4"/></text:span><text:span text:style-name="T6">if (metal_interrupt_enable(cpu_intr, 0) == -1) {</text:span></text:p>
              </text:list-item>
              <text:list-item>
                <text:p><text:span text:style-name="T6"><text:s text:c="8"/></text:span><text:span text:style-name="T6">return 6;</text:span></text:p>
              </text:list-item>
              <text:list-item>
                <text:p><text:span text:style-name="T6"><text:s text:c="4"/></text:span><text:span text:style-name="T6">} <text:s text:c="2"/></text:span></text:p>
              </text:list-item>
              <text:list-item>
                <text:p><text:span text:style-name="T6"><text:s text:c="4"/></text:span></text:p>
              </text:list-item>
              <text:list-item>
                <text:p><text:span text:style-name="T6"><text:s text:c="4"/></text:span><text:span text:style-name="T6">if (intr_count != 1) {</text:span></text:p>
              </text:list-item>
              <text:list-item>
                <text:p><text:span text:style-name="T6"><text:s text:c="8"/></text:span><text:span text:style-name="T6">return 99; </text:span></text:p>
              </text:list-item>
              <text:list-item>
                <text:p><text:span text:style-name="T6"><text:s text:c="4"/></text:span><text:span text:style-name="T6">} <text:s text:c="2"/></text:span></text:p>
              </text:list-item>
              <text:list-item>
                <text:p><text:span text:style-name="T6"><text:s text:c="4"/></text:span><text:span text:style-name="T6">return 0;</text:span></text:p>
              </text:list-item>
              <text:list-item>
                <text:p><text:span text:style-name="T6">}</text:span></text:p>
              </text:list-item>
              <text:list-item>
                <text:p><text:span text:style-name="T6"/></text:p>
              </text:list-item>
              <text:list-item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8" draw:text-style-name="P3" draw:layer="layout" svg:width="17.271cm" svg:height="12.572cm" svg:x="2.159cm" svg:y="13.271cm" presentation:class="notes">
            <draw:text-box>
              <text:p>After school/weekend class</text:p>
              <text:p>90 minutes/week</text:p>
              <text:p>Final event is a public presentation of work</text:p>
              <text:p>Lego allows experimentation with physical structure</text:p>
              <text:p>Simple languages allow experimentation with behavior</text:p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399cm" svg:y="0.627cm" presentation:class="title" presentation:user-transformed="true">
          <draw:text-box>
            <text:p>ToDo</text:p>
          </draw:text-box>
        </draw:frame>
        <draw:frame presentation:style-name="pr4" draw:text-style-name="P4" draw:layer="layout" svg:width="24.313cm" svg:height="10.031cm" svg:x="2.285cm" svg:y="3.684cm" presentation:class="outline" presentation:user-transformed="true">
          <draw:text-box>
            <text:list text:style-name="L2">
              <text:list-item>
                <text:p>Clint driver refactor</text:p>
              </text:list-item>
              <text:list-item>
                <text:p>Documentation</text:p>
              </text:list-item>
              <text:list-item>
                <text:p>Review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5" draw:text-style-name="P7" draw:layer="layout" svg:width="17.271cm" svg:height="12.572cm" svg:x="2.159cm" svg:y="13.271cm" presentation:class="notes">
            <draw:text-box>
              <text:p text:style-name="P6">After school/weekend class</text:p>
              <text:p text:style-name="P6">90 minutes/week</text:p>
              <text:p text:style-name="P6">Final event is a public presentation of work</text:p>
              <text:p text:style-name="P6">Lego allows experimentation with physical structure</text:p>
              <text:p text:style-name="P6">Simple languages allow experimentation with behavior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Frutiger LT Std 55 Roman1" svg:font-family="'Frutiger LT Std 55 Roman'" style:font-pitch="variable"/>
    <style:font-face style:name="DejaVu Sans Mono1" svg:font-family="'DejaVu Sans Mono'" style:font-family-generic="modern" style:font-pitch="variable"/>
    <style:font-face style:name="DejaVu Sans Mono2" svg:font-family="'DejaVu Sans Mono'" style:font-family-generic="roman" style:font-pitch="variable"/>
    <style:font-face style:name="Frutiger LT Std 55 Roman" svg:font-family="'Frutiger LT Std 55 Roman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SimSun" style:font-family-asian="NSimSun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troke="none" svg:stroke-color="#fc3f4e" draw:fill="solid" draw:fill-color="#fc3f4e"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utiger LT Std 55 Roman1" fo:font-family="'Frutiger LT Std 55 Roman'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Frutiger LT Std 55 Roman1" fo:font-family="'Frutiger LT Std 55 Roman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Frutiger LT Std 55 Roman1" fo:font-family="'Frutiger LT Std 55 Roman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Frutiger LT Std 55 Roman1" fo:font-family="'Frutiger LT Std 55 Roman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Frutiger LT Std 55 Roman1" fo:font-family="'Frutiger LT Std 55 Roman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Frutiger LT Std 55 Roman1" fo:font-family="'Frutiger LT Std 55 Roman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Frutiger LT Std 55 Roman1" fo:font-family="'Frutiger LT Std 55 Roman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Frutiger LT Std 55 Roman1" fo:font-family="'Frutiger LT Std 55 Roman'" style:font-pitch="variable" fo:font-size="44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utiger LT Std 55 Roman1" fo:font-family="'Frutiger LT Std 55 Roman'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399cm" fo:margin-bottom="0cm" fo:text-indent="0cm"/>
      <style:text-properties style:font-name="Frutiger LT Std 55 Roman1" fo:font-family="'Frutiger LT Std 55 Roman'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299cm" fo:margin-bottom="0cm" fo:text-indent="0cm"/>
      <style:text-properties style:font-name="Frutiger LT Std 55 Roman1" fo:font-family="'Frutiger LT Std 55 Roman'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199cm" fo:margin-bottom="0cm" fo:text-indent="0cm"/>
      <style:text-properties style:font-name="Frutiger LT Std 55 Roman1" fo:font-family="'Frutiger LT Std 55 Roman'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099cm" fo:margin-bottom="0cm" fo:text-indent="0cm"/>
      <style:text-properties style:font-name="Frutiger LT Std 55 Roman1" fo:font-family="'Frutiger LT Std 55 Roman'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099cm" fo:margin-bottom="0cm" fo:text-indent="0cm"/>
      <style:text-properties style:font-name="Frutiger LT Std 55 Roman1" fo:font-family="'Frutiger LT Std 55 Roman'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099cm" fo:margin-bottom="0cm" fo:text-indent="0cm"/>
      <style:text-properties style:font-name="Frutiger LT Std 55 Roman1" fo:font-family="'Frutiger LT Std 55 Roman'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Frutiger LT Std 55 Roman1" fo:font-family="'Frutiger LT Std 55 Roman'" style:font-pitch="variable" fo:font-size="44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 ">
            <style:list-level-properties text:space-before="0.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 ">
            <style:list-level-properties text:space-before="1.5cm" text:min-label-width="0.9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3" text:bullet-char=" ">
            <style:list-level-properties text:space-before="2.8cm" text:min-label-width="0.8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4" text:bullet-char=" ">
            <style:list-level-properties text:space-before="4.2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5" text:bullet-char=" ">
            <style:list-level-properties text:space-before="5.4cm" text:min-label-width="0.6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6" text:bullet-char=" ">
            <style:list-level-properties text:space-before="6.6cm" text:min-label-width="0.6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7" text:bullet-char=" ">
            <style:list-level-properties text:space-before="7.8cm" text:min-label-width="0.6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8" text:bullet-char=" ">
            <style:list-level-properties text:space-before="9cm" text:min-label-width="0.6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9" text:bullet-char=" ">
            <style:list-level-properties text:space-before="10.2cm" text:min-label-width="0.6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10" text:bullet-char=" ">
            <style:list-level-properties text:space-before="11.4cm" text:min-label-width="0.6cm"/>
            <style:text-properties fo:font-family="OpenSymbol" style:font-style-name="Regular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 Mono" fo:font-family="'DejaVu Sans Mono'" style:font-family-generic="modern" style:font-pitch="fixed" fo:font-size="28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cm" fo:text-indent="0cm"/>
      <style:text-properties style:font-name="DejaVu Sans Mono" fo:font-family="'DejaVu Sans Mono'" style:font-family-generic="modern" style:font-pitch="fixed" fo:font-size="28pt" style:font-size-asian="28pt" style:font-size-complex="28pt" fo:hyphenate="false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cm" fo:text-indent="0cm"/>
      <style:text-properties style:font-name="DejaVu Sans Mono" fo:font-family="'DejaVu Sans Mono'" style:font-family-generic="modern" style:font-pitch="fixed" fo:font-size="28pt" style:font-size-asian="28pt" style:font-size-complex="28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cm" fo:text-indent="0cm"/>
      <style:text-properties style:font-name="DejaVu Sans Mono" fo:font-family="'DejaVu Sans Mono'" style:font-family-generic="modern" style:font-pitch="fixed" fo:font-size="28pt" style:font-size-asian="28pt" style:font-size-complex="28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cm" fo:text-indent="0cm"/>
      <style:text-properties style:font-name="DejaVu Sans Mono" fo:font-family="'DejaVu Sans Mono'" style:font-family-generic="modern" style:font-pitch="fixed" fo:font-size="28pt" style:font-size-asian="28pt" style:font-size-complex="28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cm" fo:text-indent="0cm"/>
      <style:text-properties style:font-name="DejaVu Sans Mono" fo:font-family="'DejaVu Sans Mono'" style:font-family-generic="modern" style:font-pitch="fixed" fo:font-size="28pt" style:font-size-asian="28pt" style:font-size-complex="28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cm" fo:text-indent="0cm"/>
      <style:text-properties style:font-name="DejaVu Sans Mono" fo:font-family="'DejaVu Sans Mono'" style:font-family-generic="modern" style:font-pitch="fixed" fo:font-size="28pt" style:font-size-asian="28pt" style:font-size-complex="28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Frutiger LT Std 55 Roman1" fo:font-family="'Frutiger LT Std 55 Roman'" style:font-pitch="variable" fo:font-size="44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Frutiger LT Std 55 Roman1" fo:font-family="'Frutiger LT Std 55 Roman'" style:font-pitch="variable" fo:font-size="44pt" fo:font-style="normal" fo:text-shadow="none" style:text-underline-style="none" fo:font-weight="bold" style:letter-kerning="true" fo:background-color="transparent" style:font-name-asian="NSimSun" style:font-family-asian="NSimSun" style:font-family-generic-asian="system" style:font-pitch-asian="variable" style:font-size-asian="44pt" style:font-style-asian="normal" style:font-weight-asian="bold" style:font-name-complex="Arial Unicode MS" style:font-family-complex="'Arial Unicode M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11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fo:min-width="2.618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1.848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254cm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textarea-vertical-align="middle" draw:auto-grow-height="false" fo:min-height="1.272cm" fo:min-width="28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Default_20_1-title">
      <style:graphic-properties draw:auto-grow-height="false" fo:min-height="2.63cm" fo:min-width="24.699cm"/>
      <style:paragraph-properties style:writing-mode="lr-tb"/>
    </style:style>
    <style:style style:name="Mpr7" style:family="presentation" style:parent-style-name="Default_20_1-outline1">
      <style:graphic-properties fo:min-height="9.135cm" fo:min-width="24.699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" style:family="presentation" style:parent-style-name="Default_20_2-title">
      <style:graphic-properties draw:auto-grow-height="false" fo:min-height="2.63cm"/>
      <style:paragraph-properties style:writing-mode="lr-tb"/>
    </style:style>
    <style:style style:name="Mpr12" style:family="presentation" style:parent-style-name="Default_20_2-outline1">
      <style:graphic-properties fo:min-height="9.135cm"/>
      <style:paragraph-properties style:writing-mode="lr-tb"/>
    </style:style>
    <style:style style:name="Mpr13" style:family="presentation" style:parent-style-name="Default_20_2-backgroundobjects">
      <style:graphic-properties draw:fill="solid" draw:fill-color="#fc3f4e" draw:textarea-vertical-align="middle" draw:auto-grow-height="false" fo:min-height="1.272cm" fo:min-width="28cm"/>
    </style:style>
    <style:style style:name="Mpr14" style:family="presentation" style:parent-style-name="Default_20_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Default_20_3-title">
      <style:graphic-properties draw:auto-grow-height="false" fo:min-height="2.63cm" fo:min-width="24.699cm"/>
      <style:paragraph-properties style:writing-mode="lr-tb"/>
    </style:style>
    <style:style style:name="Mpr17" style:family="presentation" style:parent-style-name="Default_20_3-backgroundobjects">
      <style:graphic-properties draw:fill="solid" draw:fill-color="#fc3f4e" draw:textarea-vertical-align="middle" draw:auto-grow-height="false" fo:min-height="2.794cm" fo:min-width="28cm"/>
    </style:style>
    <style:style style:name="Mpr18" style:family="presentation" style:parent-style-name="Default_20_3-backgroundobjects">
      <style:graphic-properties draw:stroke="none" draw:fill="none" draw:fill-color="#ffffff" draw:auto-grow-height="false" fo:min-height="1.397cm" fo:min-width="8.869cm"/>
      <style:paragraph-properties style:writing-mode="lr-tb"/>
    </style:style>
    <style:style style:name="Mpr19" style:family="presentation" style:parent-style-name="Default_20_3-backgroundobjects">
      <style:graphic-properties draw:stroke="none" draw:fill="none" draw:fill-color="#ffffff" draw:textarea-vertical-align="bottom" draw:auto-grow-height="false" fo:min-height="1.397cm" fo:min-width="8.869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solid" draw:fill-color="#fc3f4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 ">
        <style:list-level-properties text:space-before="0.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 ">
        <style:list-level-properties text:space-before="1.5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3" text:bullet-char=" ">
        <style:list-level-properties text:space-before="2.8cm" text:min-label-width="0.8cm"/>
        <style:text-properties fo:font-family="OpenSymbol" style:font-style-name="Regular" style:font-charset="x-symbol" style:use-window-font-color="true" fo:font-size="45%"/>
      </text:list-level-style-bullet>
      <text:list-level-style-bullet text:level="4" text:bullet-char=" ">
        <style:list-level-properties text:space-before="4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5" text:bullet-char=" ">
        <style:list-level-properties text:space-before="5.4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6" text:bullet-char=" ">
        <style:list-level-properties text:space-before="6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7" text:bullet-char=" ">
        <style:list-level-properties text:space-before="7.8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8" text:bullet-char=" ">
        <style:list-level-properties text:space-before="9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9" text:bullet-char=" ">
        <style:list-level-properties text:space-before="10.2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10" text:bullet-char=" ">
        <style:list-level-properties text:space-before="11.4cm" text:min-label-width="0.6cm"/>
        <style:text-properties fo:font-family="OpenSymbol" style:font-style-name="Regular" style:font-charset="x-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19cm" svg:height="1.396cm" svg:x="3.375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18cm" svg:height="1.396cm" svg:x="15.345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396cm" svg:x="3.51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396cm" svg:x="15.527cm" svg:y="26.543cm" presentation:class="page-number">
        <draw:text-box>
          <text:p text:style-name="MP3"><text:span text:style-name="MT1"><text:page-number>17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Mpr1" draw:text-style-name="MP5" draw:layer="backgroundobjects" svg:width="25.199cm" svg:height="2.629cm" svg:x="1.399cm" svg:y="0.6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3" draw:text-style-name="MP6" draw:layer="backgroundobjects" svg:width="28cm" svg:height="1.272cm" svg:x="0cm" svg:y="14.477cm">
        <text:p/>
        <draw:enhanced-geometry svg:viewBox="0 0 21600 21600" draw:type="rectangle" draw:enhanced-path="M 0 0 L 21600 0 21600 21600 0 21600 0 0 Z N"/>
      </draw:custom-shape>
      <draw:frame draw:style-name="Mgr5" draw:text-style-name="MP7" draw:layer="backgroundobjects" svg:width="3.804cm" svg:height="3.618cm" svg:x="23.627cm" svg:y="10.413cm">
        <draw:image xlink:href="Pictures/10000BE40000326400002FEC26E1EDF71D41E447.svg" xlink:type="simple" xlink:show="embed" xlink:actuate="onLoad" loext:mime-type="image/svg+xml">
          <text:p/>
        </draw:image>
        <draw:image xlink:href="Pictures/10000201000002D5000002B23E7530F11F3A92C0.png" xlink:type="simple" xlink:show="embed" xlink:actuate="onLoad" loext:mime-type="image/png"/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6" draw:text-style-name="MP5" draw:layer="backgroundobjects" svg:width="25.199cm" svg:height="2.629cm" svg:x="1.399cm" svg:y="0.627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9cm" svg:height="9.134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5cm" svg:x="9.575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8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17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Mpr11" draw:text-style-name="MP5" draw:layer="backgroundobjects" svg:width="25.199cm" svg:height="2.629cm" svg:x="1.399cm" svg:y="0.627cm" presentation:class="title">
        <draw:text-box>
          <text:p>Click to edit the title text format</text:p>
        </draw:text-box>
      </draw:frame>
      <draw:frame presentation:style-name="Mpr12" draw:text-style-name="MP5" draw:layer="backgroundobjects" svg:width="24.313cm" svg:height="10.539cm" svg:x="2.285cm" svg:y="3.684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13" draw:text-style-name="MP10" draw:layer="backgroundobjects" svg:width="28cm" svg:height="1.272cm" svg:x="0.001cm" svg:y="14.477cm">
        <text:p/>
        <draw:enhanced-geometry svg:viewBox="0 0 21600 21600" draw:type="rectangle" draw:enhanced-path="M 0 0 L 21600 0 21600 21600 0 21600 0 0 Z N"/>
      </draw:custom-shape>
      <draw:frame draw:style-name="Mgr5" draw:text-style-name="MP7" draw:layer="backgroundobjects" svg:width="3.804cm" svg:height="3.618cm" svg:x="23.627cm" svg:y="10.413cm">
        <draw:image xlink:href="Pictures/10000BE40000326400002FEC26E1EDF71D41E447.svg" xlink:type="simple" xlink:show="embed" xlink:actuate="onLoad" loext:mime-type="image/svg+xml">
          <text:p/>
        </draw:image>
        <draw:image xlink:href="Pictures/10000201000002D5000002B23E7530F11F3A92C0.png" xlink:type="simple" xlink:show="embed" xlink:actuate="onLoad" loext:mime-type="image/png"/>
      </draw:frame>
      <presentation:notes style:page-layout-name="PM0">
        <draw:page-thumbnail presentation:style-name="Default_20_2-title" draw:layer="backgroundobjects" svg:width="18.624cm" svg:height="10.476cm" svg:x="1.482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presentation:style-name="Mpr16" draw:text-style-name="MP5" draw:layer="backgroundobjects" svg:width="25.199cm" svg:height="11.684cm" svg:x="1.47cm" svg:y="1.015cm" presentation:class="title">
        <draw:text-box>
          <text:p>Click to edit the title text format</text:p>
        </draw:text-box>
      </draw:frame>
      <draw:frame presentation:style-name="Default_20_3-outline1" draw:layer="backgroundobjects" svg:width="9.327cm" svg:height="2.151cm" svg:x="17.271cm" svg:y="10.667cm" presentation:class="outline" presentation:placeholder="true">
        <draw:text-box/>
      </draw:frame>
      <draw:custom-shape presentation:style-name="Mpr17" draw:text-style-name="MP10" draw:layer="backgroundobjects" svg:width="28cm" svg:height="2.794cm" svg:x="0.001cm" svg:y="0.001cm">
        <text:p/>
        <draw:enhanced-geometry svg:viewBox="0 0 21600 21600" draw:type="rectangle" draw:enhanced-path="M 0 0 L 21600 0 21600 21600 0 21600 0 0 Z N"/>
      </draw:custom-shape>
      <draw:frame draw:style-name="Mgr5" draw:text-style-name="MP7" draw:layer="backgroundobjects" svg:width="10.668cm" svg:height="3.564cm" svg:x="0.761cm" svg:y="11.511cm">
        <draw:image xlink:href="Pictures/100022C900005A0500001E13608F343085AFA203.svg" xlink:type="simple" xlink:show="embed" xlink:actuate="onLoad" loext:mime-type="image/svg+xml">
          <text:p/>
        </draw:image>
        <draw:image xlink:href="Pictures/10000201000004C7000001995997E4DAB63D7C3D.png" xlink:type="simple" xlink:show="embed" xlink:actuate="onLoad" loext:mime-type="image/png"/>
      </draw:frame>
      <presentation:notes style:page-layout-name="PM0">
        <draw:page-thumbnail presentation:style-name="Default_20_3-title" draw:layer="backgroundobjects" svg:width="18.624cm" svg:height="10.476cm" svg:x="1.482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23T19:26:28.292457854</meta:creation-date>
    <dc:date>2020-08-03T08:07:34.805948272</dc:date>
    <meta:editing-duration>PT15H38M21S</meta:editing-duration>
    <meta:editing-cycles>61</meta:editing-cycles>
    <meta:generator>LibreOffice/6.4.5.2$Linux_X86_64 LibreOffice_project/40$Build-2</meta:generator>
    <meta:document-statistic meta:object-count="121"/>
  </office:meta>
</office:document-meta>
</file>